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80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13" style:family="paragraph" style:parent-style-name="Table_20_Contents">
      <style:text-properties style:font-name="ＭＳ Ｐゴシック" style:font-name-asian="ＭＳ Ｐゴシック"/>
    </style:style>
    <style:style style:name="P11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5" style:family="paragraph" style:parent-style-name="Text_20_body" style:list-style-name="L80">
      <style:text-properties style:font-name="Arial" fo:font-size="13pt" style:font-name-asian="Arimo" style:font-size-asian="13pt" style:font-size-complex="13pt"/>
    </style:style>
    <style:style style:name="P116" style:family="paragraph" style:parent-style-name="Text_20_body">
      <style:text-properties style:font-name="ＭＳ Ｐゴシック" style:font-name-asian="ＭＳ Ｐゴシック"/>
    </style:style>
    <style:style style:name="P117" style:family="paragraph" style:parent-style-name="Text_20_body" style:list-style-name="L7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8885934497845347587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3537199451584652454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1154034762802691902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6803249133540034376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4681107177173414267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5076875722787810055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7628654099570209771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061514486205740973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5744968116710798608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863541752933879838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4554070586617770730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397615879951208940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02296272203403311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2059882324221632091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2932076632341497111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3725133770246459349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2504737196659004439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408121662158213117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6107344623584778380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227057373542140480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6832445600849696328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657884090290802407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739635744281103946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549452126205309270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8804462618950605314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610391721342675429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1760685873560030799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4202105320270021932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7770552635467803228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527444438462366611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1515124326412617008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3710643320712795021" text:style-name="L32">
              <text:list-item>
                <text:p text:style-name="P49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5022086304949599909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7705115766844959121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963222016617238930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906984327090107464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8604884839009509810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7140472812235846371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806885241212023368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312196145942130820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3411397297254251169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2619114070760626100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056401620521159903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614535364675075081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744378748162644449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2379340635207289912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8220033039436194507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8875984277952390931" text:style-name="L48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2258845497763890389" text:style-name="L81">
              <text:list-item>
                <text:p text:style-name="P96">開始　９：００무렵 이었을까.</text:p>
              </text:list-item>
              <text:list-item>
                <text:p text:style-name="P9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980719461311510039" text:style-name="L49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68914573170118267" text:style-name="L50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4320183962907521754" text:style-name="L51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6035302074337088085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817193351452867514" text:style-name="L53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805018712932905756" text:style-name="L54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1278580900393609515" text:style-name="L55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2008121145591881902" text:style-name="L56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6029607155305921885" text:style-name="L57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3688512311134565466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2577351425365526709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2151556564470191820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5556688475297733604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634637019092483715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242408167845624698" text:style-name="L63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/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36649910" text:continue-list="list2504737196659004439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424373895919171282" text:style-name="L82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<text:soft-page-break/>土工さん</text:p>
          </table:table-cell>
          <table:table-cell table:style-name="表3.C2" office:value-type="string">
            <text:list xml:id="list7476557343382294721" text:style-name="L83">
              <text:list-item>
                <text:p text:style-name="P98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4259364320623482497" text:style-name="L84">
              <text:list-item>
                <text:p text:style-name="P99"/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7531824860626265496" text:style-name="L85">
              <text:list-item>
                <text:p text:style-name="P100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259151610221394199" text:style-name="L86">
              <text:list-item>
                <text:p text:style-name="P101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063182131879433692" text:style-name="L87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681784561006156482" text:style-name="L8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7287711937444624523" text:style-name="L8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4215619229668942030" text:style-name="L90">
              <text:list-item>
                <text:p text:style-name="P105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6811983643211962826" text:style-name="L91">
              <text:list-item>
                <text:p text:style-name="P10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34383326751090166" text:style-name="L92">
              <text:list-item>
                <text:p text:style-name="P107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4172842331214265420" text:style-name="L93">
              <text:list-item>
                <text:p text:style-name="P108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295516698009916991" text:style-name="L94">
              <text:list-item>
                <text:p text:style-name="P109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1358940847989239255" text:style-name="L95">
              <text:list-item>
                <text:p text:style-name="P11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424671649001796047" text:style-name="L96">
              <text:list-item>
                <text:p text:style-name="P111"/>
              </text:list-item>
            </text:list>
          </table:table-cell>
        </table:table-row>
      </table:table>
      <text:p text:style-name="P14"/>
      <text:p text:style-name="P4">[/ XXXX] </text:p>
      <text:p text:style-name="P14"><text:soft-page-break/></text:p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6664494" text:continue-list="list36649910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4804880465357340089" text:style-name="L64">
              <text:list-item>
                <text:p text:style-name="P8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8473509854243876200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573098325660175651" text:style-name="L66">
              <text:list-item>
                <text:p text:style-name="P83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9047059924628980430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745825686898222757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5448640504770512637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5241861273106530019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574058307737252743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<text:soft-page-break/>らの同僚</text:p>
          </table:table-cell>
          <table:table-cell table:style-name="表13.C2" office:value-type="string">
            <text:list xml:id="list8741309368312707081" text:style-name="L72">
              <text:list-item>
                <text:p text:style-name="P8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7180277302430254596" text:style-name="L73">
              <text:list-item>
                <text:p text:style-name="P9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804841508722956296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971852851605933698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1654064722333391353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641503441412106605" text:style-name="L77">
              <text:list-item>
                <text:p text:style-name="P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006906423734929624" text:style-name="L78">
              <text:list-item>
                <text:p text:style-name="P95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1436794111682270412" text:style-name="L79">
        <text:list-item>
          <text:p text:style-name="P117">start apps</text:p>
          <text:list>
            <text:list-item>
              <text:p text:style-name="P117">doc (this)</text:p>
            </text:list-item>
            <text:list-item>
              <text:p text:style-name="P117">folder : C:\WORKS_2\WS\WS_Others.miscs\misc_files</text:p>
            </text:list-item>
            <text:list-item>
              <text:p text:style-name="P117">web page</text:p>
              <text:list>
                <text:list-item>
                  <text:p text:style-name="P1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8144061980928097379" text:style-name="L80">
        <text:list-item>
          <text:p text:style-name="P115">close</text:p>
          <text:list>
            <text:list-item>
              <text:p text:style-name="P115"><text:soft-page-break/>image file</text:p>
            </text:list-item>
            <text:list-item>
              <text:p text:style-name="P1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15">folder : C:\WORKS_2\WS\WS_Others.miscs\misc_files</text:p>
            </text:list-item>
            <text:list-item>
              <text:p text:style-name="P115">this</text:p>
            </text:list-item>
          </text:list>
        </text:list-item>
        <text:list-item>
          <text:p text:style-name="P1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6659781" text:continue-numbering="true" text:style-name="L80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12-19T16:42:25.85</dc:date>
    <dc:creator>iwabuchi ken</dc:creator>
    <meta:editing-duration>P2DT6H40M9S</meta:editing-duration>
    <meta:editing-cycles>325</meta:editing-cycles>
    <meta:generator>OpenOffice/4.1.3$Win32 OpenOffice.org_project/413m1$Build-9783</meta:generator>
    <meta:document-statistic meta:table-count="7" meta:image-count="0" meta:object-count="0" meta:page-count="11" meta:paragraph-count="328" meta:word-count="2675" meta:character-count="5059"/>
  </office:meta>
</office:document-meta>
</file>